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Pencil-title">
      <style:graphic-properties fo:min-height="2.75cm"/>
      <style:paragraph-properties style:writing-mode="lr-tb"/>
    </style:style>
    <style:style style:name="pr2" style:family="presentation" style:parent-style-name="Pencil-subtitle">
      <style:graphic-properties draw:fill-color="#ffffff" fo:min-height="6.5cm"/>
      <style:paragraph-properties style:writing-mode="lr-tb"/>
    </style:style>
    <style:style style:name="pr3" style:family="presentation" style:parent-style-name="Pencil-notes">
      <style:graphic-properties draw:fill-color="#ffffff" draw:auto-grow-height="true" fo:min-height="13.364cm"/>
      <style:paragraph-properties style:writing-mode="lr-tb"/>
    </style:style>
    <style:style style:name="pr4" style:family="presentation" style:parent-style-name="Pencil-outline1">
      <style:graphic-properties fo:min-height="6.501cm"/>
      <style:paragraph-properties style:writing-mode="lr-tb"/>
    </style:style>
    <style:style style:name="pr5" style:family="presentation" style:parent-style-name="Pencil-notes">
      <style:graphic-properties draw:fill-color="#ffffff"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subtitle">
      <style:graphic-properties draw:fill-color="#ffffff" fo:min-height="11cm"/>
      <style:paragraph-properties style:writing-mode="lr-tb"/>
    </style:style>
    <style:style style:name="pr8" style:family="presentation" style:parent-style-name="Pencil1-notes">
      <style:graphic-properties draw:fill-color="#ffffff" draw:auto-grow-height="true" fo:min-height="13.364cm"/>
      <style:paragraph-properties style:writing-mode="lr-tb"/>
    </style:style>
    <style:style style:name="pr9" style:family="presentation" style:parent-style-name="Pencil1-notes">
      <style:graphic-properties draw:fill-color="#ffffff" fo:min-height="13.364cm"/>
      <style:paragraph-properties style:writing-mode="lr-tb"/>
    </style:style>
    <style:style style:name="pr10" style:family="presentation" style:parent-style-name="Pencil1-subtitle">
      <style:graphic-properties draw:fill-color="#ffffff" fo:min-height="13.927cm"/>
      <style:paragraph-properties style:writing-mode="lr-tb"/>
    </style:style>
    <style:style style:name="pr11" style:family="presentation" style:parent-style-name="Pencil1-title">
      <style:graphic-properties draw:auto-grow-height="true" fo:min-height="1.75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style:writing-mode="lr-tb"/>
      <style:text-properties fo:font-size="20pt" style:font-size-asian="20pt" style:font-size-complex="20pt"/>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loext:graphic-properties draw:fill-color="#ffffff"/>
      <style:paragraph-properties fo:text-align="start" style:writing-mode="lr-tb"/>
    </style:style>
    <style:style style:name="P7" style:family="paragraph">
      <loext:graphic-properties draw:fill-color="#ffffff"/>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office:automatic-styles>
  <office:body>
    <office:presentation>
      <draw:page draw:name="page1" draw:style-name="dp1" draw:master-page-name="Pencil" presentation:presentation-page-layout-name="AL1T0">
        <office:forms form:automatic-focus="false" form:apply-design-mode="false"/>
        <draw:frame presentation:style-name="pr1" draw:text-style-name="P1" draw:layer="layout" svg:width="21cm" svg:height="2.75cm" svg:x="1.5cm" svg:y="4.5cm" presentation:class="title">
          <draw:text-box>
            <text:p>Financial Advisor</text:p>
          </draw:text-box>
        </draw:frame>
        <draw:frame presentation:style-name="pr2" draw:text-style-name="P3" draw:layer="layout" svg:width="25cm" svg:height="6.5cm" svg:x="1.5cm" svg:y="8.5cm" presentation:class="subtitle" presentation:user-transformed="true">
          <draw:text-box>
            <text:p text:style-name="P2"><text:span text:style-name="T1">Imagine you're playing a really cool strategy game, and there's this super-smart friend who always gives you tips on the best moves to make. A financial advisor is like that friend, but for money! They help you decide how to use your money to reach your goals, like saving up for something awesom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encil" presentation:presentation-page-layout-name="AL2T1">
        <office:forms form:automatic-focus="false" form:apply-design-mode="false"/>
        <draw:frame presentation:style-name="pr1" draw:text-style-name="P1" draw:layer="layout" svg:width="21cm" svg:height="2.75cm" svg:x="1.5cm" svg:y="4.5cm" presentation:class="title" presentation:user-transformed="true">
          <draw:text-box>
            <text:p>Risk</text:p>
          </draw:text-box>
        </draw:frame>
        <draw:frame presentation:style-name="pr4" draw:text-style-name="P1" draw:layer="layout" svg:width="25cm" svg:height="6.5cm" svg:x="1.5cm" svg:y="8.5cm" presentation:class="outline">
          <draw:text-box>
            <text:list text:style-name="L2">
              <text:list-header>
                <text:p>Risk is like taking a chance in a game. Sometimes, you might win big, and sometimes you might lose. In money terms, risk means there’s a chance you could lose money on an investment, but there's also a chance you could earn more!</text:p>
                <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 text:style-name="P2">Asset Allocation</text:p>
          </draw:text-box>
        </draw:frame>
        <draw:frame presentation:style-name="pr7" draw:text-style-name="P4" draw:layer="layout" svg:width="25cm" svg:height="11cm" svg:x="1.5cm" svg:y="3.5cm" presentation:class="subtitle">
          <draw:text-box>
            <text:p text:style-name="P5">Think of your money like a pizza. Asset allocation is deciding how to slice up that pizza into different flavors. You might want to put some slices in stocks (which can be spicy!) and some in bonds (which are more like cheese—steady and safe). It’s about spreading your money around to balance risk and reward.</text:p>
            <text:p/>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 text:style-name="P2">Mutual Funds</text:p>
          </draw:text-box>
        </draw:frame>
        <draw:frame presentation:style-name="pr7" draw:text-style-name="P6" draw:layer="layout" svg:width="25cm" svg:height="11cm" svg:x="1.5cm" svg:y="3.5cm" presentation:class="subtitle" presentation:user-transformed="true">
          <draw:text-box>
            <text:p text:style-name="P5">Mutual funds are like a team-up in a video game. Lots of people put their money together to buy a bunch of different investments, like a team working together to win a big battle. Everyone in the team shares the gains and losses.</text:p>
            <text:p text:style-name="P5"/>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 text:style-name="P2">Divdends</text:p>
          </draw:text-box>
        </draw:frame>
        <draw:frame presentation:style-name="pr7" draw:text-style-name="P6" draw:layer="layout" svg:width="25cm" svg:height="11cm" svg:x="1.5cm" svg:y="3.5cm" presentation:class="subtitle" presentation:user-transformed="true">
          <draw:text-box>
            <text:p text:style-name="P5">Dividends are like bonus points! When you own a piece of a company (a stock), the company might share some of its profits with you as a reward. That’s called a dividend, and it’s like getting extra money just for being a part-owner of the company</text:p>
            <text:p text:style-name="P5"/>
          </draw:text-box>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Common Stock</text:p>
          </draw:text-box>
        </draw:frame>
        <draw:frame presentation:style-name="pr7" draw:text-style-name="P4" draw:layer="layout" svg:width="25cm" svg:height="11cm" svg:x="1.5cm" svg:y="3.5cm" presentation:class="subtitle">
          <draw:text-box>
            <text:p text:style-name="P5">Owning common stock is like having a ticket to a really cool concert. You get to be part of the show (the company) and even have a say in what happens (like voting on big decisions). But sometimes, the show might not be perfect, and your ticket might lose value.</text:p>
            <text:p/>
          </draw:text-box>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Preferred Stock</text:p>
          </draw:text-box>
        </draw:frame>
        <draw:frame presentation:style-name="pr7" draw:text-style-name="P4" draw:layer="layout" svg:width="25cm" svg:height="11cm" svg:x="1.5cm" svg:y="3.5cm" presentation:class="subtitle">
          <draw:text-box>
            <text:p text:style-name="P5">Preferred stock is like a VIP pass at that same concert. You might not get to vote on what songs are played, but you get special treatment, like getting your money back first if things go wrong.</text:p>
            <text:p text:style-name="P5"/>
          </draw:text-box>
        </draw:fram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presentation:user-transformed="true">
          <draw:text-box>
            <text:p>Inflation &amp; Deflation</text:p>
          </draw:text-box>
        </draw:frame>
        <draw:frame presentation:style-name="pr7" draw:text-style-name="P6" draw:layer="layout" svg:width="25cm" svg:height="11cm" svg:x="1.5cm" svg:y="3.5cm" presentation:class="subtitle" presentation:user-transformed="true">
          <draw:text-box>
            <text:p text:style-name="P5">Inflation is like when everything in your favorite snack shop gets more expensive—so your money doesn’t buy as much as it used to. Deflation is the opposite; it’s like when everything goes on sale, and your money buys more than before.</text:p>
            <text:p text:style-name="P5"/>
          </draw:text-box>
        </draw:frame>
        <presentation:notes draw:style-name="dp2">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Stock Quote</text:p>
          </draw:text-box>
        </draw:frame>
        <draw:frame presentation:style-name="pr7" draw:text-style-name="P4" draw:layer="layout" svg:width="25cm" svg:height="11cm" svg:x="1.5cm" svg:y="3.5cm" presentation:class="subtitle">
          <draw:text-box>
            <text:p text:style-name="P5">A stock quote is like checking the score of a game. It tells you the latest price of a company’s stock, so you know if it’s going up (winning) or down (losing).</text:p>
            <text:p text:style-name="P5"/>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GDP</text:p>
          </draw:text-box>
        </draw:frame>
        <draw:frame presentation:style-name="pr7" draw:text-style-name="P4" draw:layer="layout" svg:width="25cm" svg:height="11cm" svg:x="1.5cm" svg:y="3.5cm" presentation:class="subtitle">
          <draw:text-box>
            <text:p text:style-name="P5"><text:s text:c="2"/>GDP is like the report card for a whole country. It measures how much stuff (goods and services) the country is making and selling. A high GDP means the country is doing well, like getting an A+.</text:p>
            <text:p text:style-name="P5"/>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3" draw:master-page-name="Pencil1" presentation:presentation-page-layout-name="AL1T0">
        <office:forms form:automatic-focus="false" form:apply-design-mode="false"/>
        <draw:frame presentation:style-name="pr6" draw:text-style-name="P1" draw:layer="layout" svg:width="23cm" svg:height="1.75cm" svg:x="1.5cm" svg:y="0.5cm" presentation:class="title">
          <draw:text-box>
            <text:p>Trading volume</text:p>
          </draw:text-box>
        </draw:frame>
        <draw:frame presentation:style-name="pr10" draw:text-style-name="P4" draw:layer="layout" svg:width="25cm" svg:height="13.927cm" svg:x="1.5cm" svg:y="2.037cm">
          <draw:text-box>
            <text:p text:style-name="P5">Trading volume is like keeping track of how many times something is exchanged in a busy marketplace. In the stock market, it measures how many shares of a particular stock are bought or sold in a specific period, like a day. High trading volume means a lot of people are interested in that stock, while low volume might mean fewer people are trading it. It’s a good indicator of how active and popular a stock is at any given time.</text:p>
            <text:p/>
          </draw:text-box>
        </draw:frame>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3" draw:master-page-name="Pencil1" presentation:presentation-page-layout-name="AL1T0">
        <office:forms form:automatic-focus="false" form:apply-design-mode="false"/>
        <draw:frame presentation:style-name="pr11" draw:layer="layout" svg:width="23cm" svg:height="1.75cm" svg:x="1.5cm" svg:y="0.5cm" presentation:class="title">
          <draw:text-box>
            <text:p>Trading Volume</text:p>
          </draw:text-box>
        </draw:frame>
        <draw:frame presentation:style-name="pr7" draw:text-style-name="P7" draw:layer="layout" svg:width="25cm" svg:height="11.395cm" svg:x="1.5cm" svg:y="3.303cm">
          <draw:text-box>
            <text:p>Trading volume is like keeping track of how many times something is exchanged in a busy marketplace. In the stock market, it measures how many shares of a particular stock are bought or sold in a specific period, like a day. High trading volume means a lot of people are interested in that stock, while low volume might mean fewer people are trading it. It describes how active and popular a stock is at any given time.</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CA"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1:14:40.452299630</meta:creation-date>
    <meta:editing-duration>PT1H27M49S</meta:editing-duration>
    <meta:editing-cycles>4</meta:editing-cycles>
    <meta:generator>LibreOffice/7.4.7.2$Linux_X86_64 LibreOffice_project/40$Build-2</meta:generator>
    <dc:title>Pencil</dc:title>
    <dc:date>2024-09-04T18:44:34.668013042</dc:date>
    <meta:document-statistic meta:object-count="81"/>
  </office:meta>
</office:document-meta>
</file>